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ModelAttributeMethodProcessor.bindRequestParameters( WebDataBinder binder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ModelAttributeMethodProcessor.createAttribute( String attributeName , MethodParameter parameter , WebDataBinderFactory binderFactory , Native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ModelAttributeMethodProcessor.ServletModelAttributeMethodProcessor( boolean annotationNot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ModelAttributeMethodProcessor.createAttributeFromRequestValue( String sourceValue , String attributeName , MethodParameter parameter , WebDataBinderFactory binderFactory , Native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ModelAttributeMethodProcessor.getRequestValueForAttribute( String attributeName , Native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letModelAttributeMethodProcessor.getUriTemplateVariables( NativeWeb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ModelAttributeMethodProcessor.resolveConstructorArgument( String paramName , Class &lt; ? &gt; paramType , Native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